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pued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table:style-name="Default" office:value-type="string" calcext:value-type="string">
            <text:p>pued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uedes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eí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ued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pod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d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d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d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d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table:style-name="Default" office:value-type="string" calcext:value-type="string">
            <text:p>pud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pod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podí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pud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table:style-name="Default" office:value-type="string" calcext:value-type="string">
            <text:p>pud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table:style-name="Default" office:value-type="string" calcext:value-type="string">
            <text:p>pud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ud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ud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ud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pod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d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table:style-name="Default" office:value-type="string" calcext:value-type="string">
            <text:p>pod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drí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d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d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d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d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pued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pued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ed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ed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ed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ed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pud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pud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d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d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d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d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pud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pud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d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d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d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d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pud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pud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d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d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d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d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4:22:23.966573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8T15:52:13.898167806</dc:date>
    <meta:editing-duration>PT2H31M32S</meta:editing-duration>
    <meta:editing-cycles>14</meta:editing-cycles>
    <meta:generator>LibreOffice/6.0.7.3$Linux_X86_64 LibreOffice_project/00m0$Build-3</meta:generator>
    <meta:document-statistic meta:table-count="1" meta:cell-count="419" meta:object-count="0"/>
  </office:meta>
</office:document-meta>
</file>